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8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 Semibold" fo:font-size="28pt" fo:font-style="italic" fo:text-shadow="none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ffffff" style:font-name="Segoe UI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7" style:family="text">
      <style:text-properties fo:color="#ffffff" style:font-name="Segoe UI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8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747cm">
          <draw:text-box>
            <text:p text:style-name="P1"><text:span text:style-name="T1">Hymn #784</text:span></text:p>
            <text:p text:style-name="P1"><text:span text:style-name="T2">“</text:span><text:span text:style-name="T2">Take My Life and Let It B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1"><text:span text:style-name="T4">1. </text:span><text:span text:style-name="T5">Take my life and let it be</text:span><text:span text:style-name="T5"><text:line-break/></text:span><text:span text:style-name="T5">Consecrated, Lord, to Thee;</text:span><text:span text:style-name="T5"><text:line-break/></text:span><text:span text:style-name="T5">Take my moments and my days,</text:span><text:span text:style-name="T5"><text:line-break/></text:span><text:span text:style-name="T5">Let them flow in ceaseless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4" draw:layer="layout" svg:width="25.146cm" svg:height="7.011cm" svg:x="1.524cm" svg:y="1.016cm">
          <draw:text-box>
            <text:p text:style-name="P1"><text:span text:style-name="T4">2. </text:span><text:span text:style-name="T5">Take my hands and let them move</text:span><text:span text:style-name="T5"><text:line-break/></text:span><text:span text:style-name="T5">At the impulse of Thy love;</text:span><text:span text:style-name="T5"><text:line-break/></text:span><text:span text:style-name="T5">Take my feet and let them be</text:span><text:span text:style-name="T5"><text:line-break/></text:span><text:span text:style-name="T5">Swift and beautiful for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4.483cm" svg:height="7.011cm" svg:x="1.679cm" svg:y="0.863cm">
          <draw:text-box>
            <text:p text:style-name="P1"><text:span text:style-name="T4">3. </text:span><text:span text:style-name="T5">Take my voice and let me sing</text:span><text:span text:style-name="T5"><text:line-break/></text:span><text:span text:style-name="T5">Always, only for my King;</text:span><text:span text:style-name="T5"><text:line-break/></text:span><text:span text:style-name="T5">Take my lips and let them be</text:span><text:span text:style-name="T5"><text:line-break/></text:span><text:span text:style-name="T5">Filled with messages from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4" draw:layer="layout" svg:width="24.638cm" svg:height="7.011cm" svg:x="1.524cm" svg:y="0.762cm">
          <draw:text-box>
            <text:p text:style-name="P1"><text:span text:style-name="T4">4. </text:span><text:span text:style-name="T5">Take my silver and my gold,</text:span><text:span text:style-name="T5"><text:line-break/></text:span><text:span text:style-name="T5">Not a mite would I withhold;</text:span><text:span text:style-name="T5"><text:line-break/></text:span><text:span text:style-name="T5">Take my intellect and use</text:span><text:span text:style-name="T5"><text:line-break/></text:span><text:span text:style-name="T5">Ev’ry pow’r as Thou shalt cho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4" draw:layer="layout" svg:width="25.146cm" svg:height="7.011cm" svg:x="1.524cm" svg:y="0.863cm">
          <draw:text-box>
            <text:p text:style-name="P1"><text:span text:style-name="T4">5. </text:span><text:span text:style-name="T5">Take my will and make it Thine,</text:span><text:span text:style-name="T5"><text:line-break/></text:span><text:span text:style-name="T5">It shall be no longer mine;</text:span><text:span text:style-name="T5"><text:line-break/></text:span><text:span text:style-name="T5">Take my heart, it is Thine own,</text:span><text:span text:style-name="T5"><text:line-break/></text:span><text:span text:style-name="T5">It shall be Thy royal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6" draw:layer="layout" svg:width="25.146cm" svg:height="13.139cm" svg:x="1.524cm" svg:y="1.016cm">
          <draw:text-box>
            <text:p text:style-name="P1"><text:span text:style-name="T4">6. </text:span><text:span text:style-name="T5">Take my love, my Lord, I pour</text:span><text:span text:style-name="T5"><text:line-break/></text:span><text:span text:style-name="T5">At Thy feet its treasure store;</text:span><text:span text:style-name="T5"><text:line-break/></text:span><text:span text:style-name="T5">Take myself, and I will be</text:span><text:span text:style-name="T5"><text:line-break/></text:span><text:span text:style-name="T5">Ever, only, all for Thee.</text:span></text:p>
            <text:p text:style-name="P5"><text:span text:style-name="T6"><text:line-break/></text:span><text:span text:style-name="T6"/></text:p>
            <text:p text:style-name="P5"><text:span text:style-name="T7"/></text:p>
            <text:p text:style-name="P5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27:33.626000000</meta:creation-date>
    <dc:title>Hymn template</dc:title>
    <meta:editing-duration>PT14M40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11T13:41:45.301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10-01T09:27:33.523000000"/>
  </office:meta>
</office:document-meta>
</file>